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07574" officeooo:paragraph-rsid="00107574"/>
    </style:style>
    <style:style style:name="P2" style:family="paragraph" style:parent-style-name="Standard">
      <style:paragraph-properties fo:text-align="justify" style:justify-single-word="false"/>
      <style:text-properties officeooo:rsid="00118c18" officeooo:paragraph-rsid="00118c18"/>
    </style:style>
    <style:style style:name="P3" style:family="paragraph" style:parent-style-name="Standard">
      <style:text-properties style:text-underline-style="solid" style:text-underline-width="auto" style:text-underline-color="font-color" fo:font-weight="bold" officeooo:rsid="00107574" officeooo:paragraph-rsid="00107574" style:font-weight-asian="bold" style:font-weight-complex="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officeooo:rsid="00107574" officeooo:paragraph-rsid="00107574" style:font-weight-asian="bold" style:font-weight-complex="bold"/>
    </style:style>
    <style:style style:name="T1" style:family="text">
      <style:text-properties officeooo:rsid="00118c1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sumen:</text:p>
      <text:p text:style-name="P1">El Moving Picture Experts Group(MPEG) es un grupo de trabajo de expertos que se formó por la Organización Internacional de Normalización (ISO) y la Comisión electrónica Internacional(IEC) para establecer estándares para el audio y la transmisión de vídeo. Fue establecido en 1988 por iniciativa de Hiroshi Yasuda y Leonardo Chiariglione. A finales de 2005, el MPEG ha crecido tanto que puede incluir aproximadamente 350 miembros por reunión, de diversas industrias, universidades e instituciones de investigación.</text:p>
      <text:p text:style-name="P1"/>
      <text:p text:style-name="P4">Ventajas:</text:p>
      <text:p text:style-name="P1">Una de las ventajas que puede tener este estándar podría ser que, como los algoritmos de codificación van mejorandose, por mucho que cambien, podrían seguir funcionando tan bien como los primeros.</text:p>
      <text:p text:style-name="P1"/>
      <text:p text:style-name="P4">Clasificación:</text:p>
      <text:p text:style-name="P1"><text:tab/>a) El estándar ISO MPEG sería un tipo de estándar de facto, ya que éste ha sido estandarizado de una manera no consensuada ni legítima por un organismo de estandarización, sino que ha sido aceptada y ampliamente utilizada por iniciativa popia de un gran número de interesados.</text:p>
      <text:p text:style-name="P1"><text:tab/>b) <text:span text:style-name="T1">Este estándar podría considerarse tanto abierto como cerrado, ya que proporciona combinaciones de interoperabilidad y portabilidad, características propias de un estándar abierto, aunque también podría ser cerrado porque no es público.</text:span></text:p>
      <text:p text:style-name="P1"><text:span text:style-name="T1"><text:tab/>c) Según la materia que estandarizan se podría decir que va dirigido a un material audiovisual y multimedia.</text:span></text:p>
      <text:p text:style-name="P2"><text:tab/>d) El ámbito de aplicación se puede considerar internacional.</text:p>
      <text:p text:style-name="P2"><text:tab/>e) <text:s/>Se puede considerar que su carácter legal es vinculante, ya que todo el mundo debe de utilizar este estándar cuando va a realizar un proyecto relacionado con el tema audiovisual y multimed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jo </meta:initial-creator>
    <meta:creation-date>2017-02-21T12:31:57.671725672</meta:creation-date>
    <dc:date>2017-02-21T13:00:41.270391037</dc:date>
    <dc:creator>juanjo </dc:creator>
    <meta:editing-duration>PT13M33S</meta:editing-duration>
    <meta:editing-cycles>1</meta:editing-cycles>
    <meta:document-statistic meta:table-count="0" meta:image-count="0" meta:object-count="0" meta:page-count="1" meta:paragraph-count="10" meta:word-count="248" meta:character-count="1623" meta:non-whitespace-character-count="1379"/>
    <meta:generator>LibreOffice/4.2.8.2$Linux_X86_64 LibreOffice_project/420m0$Build-2</meta:generator>
  </office:meta>
</office:document-meta>
</file>